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0F0000000F14B952610A0EFC6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paragraph-properties style:writing-mode="lr-tb"/>
    </style:style>
    <style:style style:name="P7" style:family="paragraph" style:parent-style-name="Preformatted_20_Text">
      <style:paragraph-properties fo:margin-top="0cm" fo:margin-bottom="0.499cm" loext:contextual-spacing="false" style:writing-mode="lr-tb"/>
    </style:style>
    <style:style style:name="P8" style:family="paragraph" style:parent-style-name="Preformatted_20_Text">
      <style:paragraph-properties style:writing-mode="lr-tb"/>
    </style:style>
    <style:style style:name="T1" style:family="text">
      <style:text-properties fo:language="en" fo:country="US"/>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SEP:_advanced_function.2Fprofiling_in_Scilab_6"/>SEP: advanced function/profiling in Scilab 6</text:h>
      <text:h text:style-name="Heading_20_1" text:outline-level="1"><text:bookmark text:name="line-2"/><text:bookmark text:name="line-3"/><text:bookmark text:name="Abstract"/>Abstract</text:h>
      <text:p text:style-name="Text_20_body"><text:bookmark text:name="line-4"/><text:bookmark text:name="line-5"/>Scilab 6 introduced “coverage” functions and removed the legacy “profiling” functions, this SEP clarify the overall usage of such functionality and propose some extension to the Scilab 6.0.x functions: <text:span text:style-name="Teletype">covStart</text:span>, <text:span text:style-name="Teletype">covMerge</text:span>, <text:span text:style-name="Teletype">covStop</text:span> and <text:span text:style-name="Teletype">covWrite</text:span>. “coverage” did not aim to replace the “profiling” functionality but as both terms are related to the same “dynamic code analysis” area this led to some confusion; in this SEP, we will clarify the expected behaviors and describe a way to implement both “coverage” (the degree to which the source code is executed on a particular execution) and “profiling” (the frequency of each line of the source code) on top of the execution counters used to track execution time in Scilab 6. <text:bookmark text:name="line-6"/><text:bookmark text:name="line-7"/></text:p>
      <text:h text:style-name="Heading_20_1" text:outline-level="1"><text:bookmark text:name="Requirements"/>Requirements</text:h>
      <text:p text:style-name="Text_20_body"><text:bookmark text:name="line-8"/><text:bookmark text:name="line-9"/>The initial idea is to have more information on a Scilab specific execution. Without any dedicated support, the user is left to guess where the code spent most of its time. “profiling” an execution should give insights on the execution by giving timing information back to the user as Scilab values and providing an easy way to visualize these timings. A specific analysis could also be written using Scilab to generate dedicated reports. “coverage” of an execution is such a dedicated report; it writes an HTML report of an execution in the form of a code line coverage. <text:bookmark text:name="line-10"/><text:bookmark text:name="line-11"/></text:p>
      <text:p text:style-name="Text_20_body">The functions dedicated to the coverage are preserved as in 6.0.x and could be mixed with the profiling ones. The following functions are added or reserved for profiling: <text:bookmark text:name="line-12"/><text:bookmark text:name="line-13"/></text:p>
      <text:list xml:id="list4050240202" text:style-name="L1">
        <text:list-item>
          <text:p text:style-name="P1"><text:span text:style-name="Teletype">profileEnable(function)</text:span>, <text:span text:style-name="Teletype">profileEnable(macrolib)</text:span>, <text:span text:style-name="Teletype">profileEnable()</text:span>: setup execution counters on a specific Scilab function <text:span text:style-name="Teletype">function</text:span> (defined in macro files, in the console or in script files), Scilab library <text:span text:style-name="Teletype">macrolib</text:span> or all the loaded Scilab libraries. <text:bookmark text:name="line-14"/></text:p>
        </text:list-item>
        <text:list-item>
          <text:p text:style-name="P1"><text:span text:style-name="Teletype">profileDisable(function)</text:span>, <text:span text:style-name="Teletype">profileDisable(macrolib)</text:span>, <text:span text:style-name="Teletype">profileDisable()</text:span>: disable execution counters on a specific Scilab function <text:span text:style-name="Teletype">function</text:span> (defined in macro files, in the console or in script files), Scilab library <text:span text:style-name="Teletype">macrolib</text:span> or all the loaded Scilab libraries. <text:bookmark text:name="line-15"/></text:p>
        </text:list-item>
        <text:list-item>
          <text:p text:style-name="P1"><text:span text:style-name="Teletype">prof = profileGetInfo()</text:span>: Return a Scilab <text:span text:style-name="Teletype">tlist</text:span> containing execution counters information for all the enabled functions. The <text:span text:style-name="Teletype">tlist ProfilerStatistics</text:span> <text:span text:style-name="Teletype">prof</text:span> contains: <text:bookmark text:name="line-16"/></text:p>
          <text:list>
            <text:list-item>
              <text:p text:style-name="P1"><text:span text:style-name="Teletype">FunctionTable</text:span>: a <text:span text:style-name="Teletype">struct</text:span> of profiled functions information containing: <text:bookmark text:name="line-17"/></text:p>
              <text:list>
                <text:list-item>
                  <text:p text:style-name="P1"><text:span text:style-name="Teletype">FunctionName</text:span>: the function name. <text:bookmark text:name="line-18"/></text:p>
                </text:list-item>
                <text:list-item>
                  <text:p text:style-name="P1"><text:span text:style-name="Teletype">FileName</text:span>: the macro <text:span text:style-name="Teletype">.bin</text:span> file used to defined the function. <text:bookmark text:name="line-19"/></text:p>
                </text:list-item>
                <text:list-item>
                  <text:p text:style-name="P1"><text:span text:style-name="Teletype">FirstLine</text:span>: the first executed line of the macro. <text:bookmark text:name="line-20"/></text:p>
                </text:list-item>
                <text:list-item>
                  <text:p text:style-name="P1"><text:soft-page-break/><text:span text:style-name="Teletype">LibraryName</text:span>: the library name (with its <text:span text:style-name="Teletype">lib</text:span> suffix) containing the function. <text:bookmark text:name="line-21"/></text:p>
                </text:list-item>
                <text:list-item>
                  <text:p text:style-name="P1"><text:span text:style-name="Teletype">ParentIndex</text:span>: index to the parent function for inner functions. <text:bookmark text:name="line-22"/></text:p>
                </text:list-item>
              </text:list>
            </text:list-item>
            <text:list-item>
              <text:p text:style-name="P1"><text:span text:style-name="Teletype">FunctionCoverage</text:span>: a <text:span text:style-name="Teletype">struct</text:span> of profiled functions information containing: <text:bookmark text:name="line-23"/></text:p>
              <text:list>
                <text:list-item>
                  <text:p text:style-name="P1"><text:span text:style-name="Teletype">NumCalls</text:span>: the number of call to this function. <text:bookmark text:name="line-24"/></text:p>
                </text:list-item>
                <text:list-item>
                  <text:p text:style-name="P1"><text:span text:style-name="Teletype">TotalTime</text:span>: time spent in seconds within this function. <text:bookmark text:name="line-25"/></text:p>
                </text:list-item>
                <text:list-item>
                  <text:p text:style-name="P1"><text:span text:style-name="Teletype">InstructionsCount</text:span>: a vector 2xN of <text:span text:style-name="Teletype">uint64</text:span>, where N is the executed lines count, containing the number of executed instructions and the number of non-executed instructions. <text:bookmark text:name="line-26"/></text:p>
                </text:list-item>
                <text:list-item>
                  <text:p text:style-name="P1"><text:span text:style-name="Teletype">BranchesCount</text:span>: a vector 2xN of <text:span text:style-name="Teletype">uint64</text:span>, where N is the executed lines count, containing the number of executed branches and the number of non-executed branches. <text:bookmark text:name="line-27"/></text:p>
                </text:list-item>
                <text:list-item>
                  <text:p text:style-name="P1"><text:span text:style-name="Teletype">PathsCount</text:span>: a vector 1xN of <text:span text:style-name="Teletype">uint64</text:span>, where N is the executed lines count, containing the number of executed paths. <text:bookmark text:name="line-28"/></text:p>
                </text:list-item>
              </text:list>
            </text:list-item>
            <text:list-item>
              <text:p text:style-name="P1"><text:span text:style-name="Teletype">LineCoverage</text:span> : a <text:span text:style-name="Teletype">list</text:span> of execution counters per functions with: <text:bookmark text:name="line-29"/></text:p>
              <text:list>
                <text:list-item>
                  <text:p text:style-name="P1"><text:span text:style-name="Teletype">LineCoverage(i)(1,:)</text:span> : a list containing the number of times the line <text:span text:style-name="Teletype">i</text:span> of the function has been executed or containing <text:span text:style-name="Teletype">-1</text:span> if this is not an executable line. <text:bookmark text:name="line-30"/></text:p>
                </text:list-item>
                <text:list-item>
                  <text:p text:style-name="P1"><text:span text:style-name="Teletype">LineCoverage(i)(2,:)</text:span> : cumulated CPU time [in seconds] spent to execute the line <text:span text:style-name="Teletype">i</text:span> of the function <text:bookmark text:name="line-31"/><text:bookmark text:name="line-32"/><text:bookmark text:name="line-33"/></text:p>
                </text:list-item>
              </text:list>
            </text:list-item>
          </text:list>
        </text:list-item>
      </text:list>
      <text:p text:style-name="Text_20_body">The following names are reserved for a future implementation: <text:bookmark text:name="line-34"/></text:p>
      <text:list xml:id="list174911315" text:style-name="L2">
        <text:list-item>
          <text:p text:style-name="P2"><text:span text:style-name="Teletype">profile</text:span>: generic entry-point used to hide the multiple functions. <text:bookmark text:name="line-35"/></text:p>
        </text:list-item>
        <text:list-item>
          <text:p text:style-name="P2"><text:span text:style-name="Teletype">profileShow</text:span>: display executed lines into the Scilab console (mixed with Scilab code). <text:bookmark text:name="line-36"/></text:p>
        </text:list-item>
        <text:list-item>
          <text:p text:style-name="P2"><text:span text:style-name="Teletype">profilePlot</text:span>: display executed lines into a Figure and display the selected line within Scinotes on-click/ <text:bookmark text:name="line-37"/><text:bookmark text:name="line-38"/><text:bookmark text:name="line-39"/></text:p>
        </text:list-item>
      </text:list>
      <text:p text:style-name="Text_20_body"><draw:frame draw:style-name="fr1" draw:name="Image1" text:anchor-type="as-char" svg:width="0.397cm" svg:height="0.397cm" draw:z-index="0"><draw:image xlink:href="Pictures/100002010000000F0000000F14B952610A0EFC64.png" xlink:type="simple" xlink:show="embed" xlink:actuate="onLoad" loext:mime-type="image/png"/><svg:title>/!\</svg:title></draw:frame><text:s/>comparing to the Scilab 5 implementation, the functionalities are all prefixed with a <text:span text:style-name="Teletype">profile</text:span> name to clarify the topic. <text:bookmark text:name="line-40"/><text:bookmark text:name="line-41"/></text:p>
      <text:p text:style-name="Text_20_body">Sub-functions (functions defined in the same macro file but private to the macro file) or inner-function (functions defined within another function) are handled as independe <text:bookmark text:name="line-42"/><text:bookmark text:name="line-43"/><text:bookmark text:name="line-44"/></text:p>
      <text:h text:style-name="Heading_20_2" text:outline-level="2"><text:bookmark text:name="Bugzilla_links"/>Bugzilla links</text:h>
      <text:p text:style-name="Text_20_body"><text:bookmark text:name="line-45"/><text:bookmark text:name="line-46"/>The following bugs have been entered on Bugzilla to track similar or related problems/wishlist: <text:bookmark text:name="line-47"/><text:bookmark text:name="line-48"/></text:p>
      <text:list xml:id="list987857973" text:style-name="L3">
        <text:list-item>
          <text:p text:style-name="P3"><text:a xlink:type="simple" xlink:href="http://bugzilla.scilab.org/show_bug.cgi?id=%2015012" text:style-name="Internet_20_link" text:visited-style-name="Visited_20_Internet_20_Link">http://bugzilla.scilab.org/show_bug.cgi?id= 15012</text:a> covStart function crashes Scilab <text:bookmark text:name="line-49"/><text:bookmark text:name="line-50"/></text:p>
        </text:list-item>
      </text:list>
      <text:h text:style-name="Heading_20_2" text:outline-level="2"><text:bookmark text:name="Mailing_list_threads"/><text:soft-page-break/>Mailing list threads</text:h>
      <text:list xml:id="list1340153651" text:style-name="L4">
        <text:list-item>
          <text:p text:style-name="P4"><text:bookmark text:name="line-51"/><text:bookmark text:name="line-52"/><text:a xlink:type="simple" xlink:href="http://mailinglists.scilab.org/New-profiling-module-code-coverage-td4034048.html" text:style-name="Internet_20_link" text:visited-style-name="Visited_20_Internet_20_Link">http://mailinglists.scilab.org/New-profiling-module-code-coverage-td4034048.html</text:a> reports usability issue on coverage functions. <text:bookmark text:name="line-53"/></text:p>
        </text:list-item>
        <text:list-item>
          <text:p text:style-name="P4"><text:a xlink:type="simple" xlink:href="http://mailinglists.scilab.org/SEP-advanced-function-profiling-in-Scilab-6-td4038865.html" text:style-name="Internet_20_link" text:visited-style-name="Visited_20_Internet_20_Link">http://mailinglists.scilab.org/SEP-advanced-function-profiling-in-Scilab-6-td4038865.html</text:a> SEP thread. <text:bookmark text:name="line-54"/><text:bookmark text:name="line-55"/></text:p>
        </text:list-item>
      </text:list>
      <text:h text:style-name="Heading_20_2" text:outline-level="2"><text:bookmark text:name="Other_software"/>Other software</text:h>
      <text:list xml:id="list3510803101" text:style-name="L5">
        <text:list-item>
          <text:p text:style-name="P5"><text:bookmark text:name="line-56"/><text:bookmark text:name="line-57"/><text:a xlink:type="simple" xlink:href="https://fr.mathworks.com/help/matlab/ref/profile.html" text:style-name="Internet_20_link" text:visited-style-name="Visited_20_Internet_20_Link">https://fr.mathworks.com/help/matlab/ref/profile.html</text:a> <text:bookmark text:name="line-58"/></text:p>
        </text:list-item>
        <text:list-item>
          <text:p text:style-name="P5"><text:a xlink:type="simple" xlink:href="https://docs.python.org/3/library/profile.html" text:style-name="Internet_20_link" text:visited-style-name="Visited_20_Internet_20_Link">https://docs.python.org/3/library/profile.html</text:a> <text:bookmark text:name="line-59"/></text:p>
        </text:list-item>
        <text:list-item>
          <text:p text:style-name="P5"><text:a xlink:type="simple" xlink:href="http://adv-r.had.co.nz/Profiling.html" text:style-name="Internet_20_link" text:visited-style-name="Visited_20_Internet_20_Link">http://adv-r.had.co.nz/Profiling.html</text:a> <text:bookmark text:name="line-60"/><text:bookmark text:name="line-61"/></text:p>
        </text:list-item>
      </text:list>
      <text:h text:style-name="Heading_20_1" text:outline-level="1"><text:bookmark text:name="Examples"/>Examples</text:h>
      <text:p text:style-name="P6"><text:span text:style-name="T1"/></text:p>
      <text:p text:style-name="P8"><text:bookmark text:name="CA-4a29fb6621952f24d87138bd439cf569aa7cd568"/><text:a xlink:type="simple" xlink:href="https://wiki.scilab.org/SEP%20profiling%20in%20Scilab%206.1#CA-4a29fb6621952f24d87138bd439cf569aa7cd568_1" text:style-name="Internet_20_link" text:visited-style-name="Visited_20_Internet_20_Link"><text:s text:c="3"/></text:a><text:a xlink:type="simple" xlink:href="https://wiki.scilab.org/SEP%20profiling%20in%20Scilab%206.1#CA-4a29fb6621952f24d87138bd439cf569aa7cd568_1" text:style-name="Internet_20_link" text:visited-style-name="Visited_20_Internet_20_Link"><text:span text:style-name="T1">1</text:span></text:a><text:span text:style-name="T1"> </text:span><text:bookmark text:name="CA-4a29fb6621952f24d87138bd439cf569aa7cd568_1"/><text:bookmark text:name="line-1-2"/><text:span text:style-name="T1">// Function to be profiled</text:span></text:p>
      <text:p text:style-name="P8"><text:a xlink:type="simple" xlink:href="https://wiki.scilab.org/SEP%20profiling%20in%20Scilab%206.1#CA-4a29fb6621952f24d87138bd439cf569aa7cd568_2" text:style-name="Internet_20_link" text:visited-style-name="Visited_20_Internet_20_Link"><text:s text:c="3"/></text:a><text:a xlink:type="simple" xlink:href="https://wiki.scilab.org/SEP%20profiling%20in%20Scilab%206.1#CA-4a29fb6621952f24d87138bd439cf569aa7cd568_2" text:style-name="Internet_20_link" text:visited-style-name="Visited_20_Internet_20_Link"><text:span text:style-name="T1">2</text:span></text:a><text:span text:style-name="T1"> </text:span><text:bookmark text:name="CA-4a29fb6621952f24d87138bd439cf569aa7cd568_2"/><text:bookmark text:name="line-2-1"/><text:span text:style-name="T1">function x=foo(n)</text:span></text:p>
      <text:p text:style-name="P8"><text:a xlink:type="simple" xlink:href="https://wiki.scilab.org/SEP%20profiling%20in%20Scilab%206.1#CA-4a29fb6621952f24d87138bd439cf569aa7cd568_3" text:style-name="Internet_20_link" text:visited-style-name="Visited_20_Internet_20_Link"><text:s text:c="3"/></text:a><text:a xlink:type="simple" xlink:href="https://wiki.scilab.org/SEP%20profiling%20in%20Scilab%206.1#CA-4a29fb6621952f24d87138bd439cf569aa7cd568_3" text:style-name="Internet_20_link" text:visited-style-name="Visited_20_Internet_20_Link"><text:span text:style-name="T1">3</text:span></text:a><text:span text:style-name="T1"> </text:span><text:bookmark text:name="CA-4a29fb6621952f24d87138bd439cf569aa7cd568_3"/><text:bookmark text:name="line-3-1"/><text:span text:style-name="T1"><text:s text:c="2"/>if n &gt; 0 then</text:span></text:p>
      <text:p text:style-name="P8"><text:a xlink:type="simple" xlink:href="https://wiki.scilab.org/SEP%20profiling%20in%20Scilab%206.1#CA-4a29fb6621952f24d87138bd439cf569aa7cd568_4" text:style-name="Internet_20_link" text:visited-style-name="Visited_20_Internet_20_Link"><text:s text:c="3"/></text:a><text:a xlink:type="simple" xlink:href="https://wiki.scilab.org/SEP%20profiling%20in%20Scilab%206.1#CA-4a29fb6621952f24d87138bd439cf569aa7cd568_4" text:style-name="Internet_20_link" text:visited-style-name="Visited_20_Internet_20_Link"><text:span text:style-name="T1">4</text:span></text:a><text:span text:style-name="T1"> </text:span><text:bookmark text:name="CA-4a29fb6621952f24d87138bd439cf569aa7cd568_4"/><text:bookmark text:name="line-4-1"/><text:span text:style-name="T1"><text:s text:c="4"/>x = 0;</text:span></text:p>
      <text:p text:style-name="P8"><text:a xlink:type="simple" xlink:href="https://wiki.scilab.org/SEP%20profiling%20in%20Scilab%206.1#CA-4a29fb6621952f24d87138bd439cf569aa7cd568_5" text:style-name="Internet_20_link" text:visited-style-name="Visited_20_Internet_20_Link"><text:s text:c="3"/></text:a><text:a xlink:type="simple" xlink:href="https://wiki.scilab.org/SEP%20profiling%20in%20Scilab%206.1#CA-4a29fb6621952f24d87138bd439cf569aa7cd568_5" text:style-name="Internet_20_link" text:visited-style-name="Visited_20_Internet_20_Link"><text:span text:style-name="T1">5</text:span></text:a><text:span text:style-name="T1"> </text:span><text:bookmark text:name="CA-4a29fb6621952f24d87138bd439cf569aa7cd568_5"/><text:bookmark text:name="line-5-1"/><text:span text:style-name="T1"><text:s text:c="4"/>for k = 1:n</text:span></text:p>
      <text:p text:style-name="P8"><text:a xlink:type="simple" xlink:href="https://wiki.scilab.org/SEP%20profiling%20in%20Scilab%206.1#CA-4a29fb6621952f24d87138bd439cf569aa7cd568_6" text:style-name="Internet_20_link" text:visited-style-name="Visited_20_Internet_20_Link"><text:s text:c="3"/></text:a><text:a xlink:type="simple" xlink:href="https://wiki.scilab.org/SEP%20profiling%20in%20Scilab%206.1#CA-4a29fb6621952f24d87138bd439cf569aa7cd568_6" text:style-name="Internet_20_link" text:visited-style-name="Visited_20_Internet_20_Link"><text:span text:style-name="T1">6</text:span></text:a><text:span text:style-name="T1"> </text:span><text:bookmark text:name="CA-4a29fb6621952f24d87138bd439cf569aa7cd568_6"/><text:bookmark text:name="line-6-1"/><text:span text:style-name="T1"><text:s text:c="6"/>s = svd(rand(n, n));</text:span></text:p>
      <text:p text:style-name="P8"><text:a xlink:type="simple" xlink:href="https://wiki.scilab.org/SEP%20profiling%20in%20Scilab%206.1#CA-4a29fb6621952f24d87138bd439cf569aa7cd568_7" text:style-name="Internet_20_link" text:visited-style-name="Visited_20_Internet_20_Link"><text:s text:c="3"/></text:a><text:a xlink:type="simple" xlink:href="https://wiki.scilab.org/SEP%20profiling%20in%20Scilab%206.1#CA-4a29fb6621952f24d87138bd439cf569aa7cd568_7" text:style-name="Internet_20_link" text:visited-style-name="Visited_20_Internet_20_Link"><text:span text:style-name="T1">7</text:span></text:a><text:span text:style-name="T1"> </text:span><text:bookmark text:name="CA-4a29fb6621952f24d87138bd439cf569aa7cd568_7"/><text:bookmark text:name="line-7-1"/><text:span text:style-name="T1"><text:s text:c="6"/>x = x + s(1);</text:span></text:p>
      <text:p text:style-name="P8"><text:a xlink:type="simple" xlink:href="https://wiki.scilab.org/SEP%20profiling%20in%20Scilab%206.1#CA-4a29fb6621952f24d87138bd439cf569aa7cd568_8" text:style-name="Internet_20_link" text:visited-style-name="Visited_20_Internet_20_Link"><text:s text:c="3"/></text:a><text:a xlink:type="simple" xlink:href="https://wiki.scilab.org/SEP%20profiling%20in%20Scilab%206.1#CA-4a29fb6621952f24d87138bd439cf569aa7cd568_8" text:style-name="Internet_20_link" text:visited-style-name="Visited_20_Internet_20_Link"><text:span text:style-name="T1">8</text:span></text:a><text:span text:style-name="T1"> </text:span><text:bookmark text:name="CA-4a29fb6621952f24d87138bd439cf569aa7cd568_8"/><text:bookmark text:name="line-8-1"/><text:span text:style-name="T1"><text:s text:c="4"/>end</text:span></text:p>
      <text:p text:style-name="P8"><text:a xlink:type="simple" xlink:href="https://wiki.scilab.org/SEP%20profiling%20in%20Scilab%206.1#CA-4a29fb6621952f24d87138bd439cf569aa7cd568_9" text:style-name="Internet_20_link" text:visited-style-name="Visited_20_Internet_20_Link"><text:s text:c="3"/></text:a><text:a xlink:type="simple" xlink:href="https://wiki.scilab.org/SEP%20profiling%20in%20Scilab%206.1#CA-4a29fb6621952f24d87138bd439cf569aa7cd568_9" text:style-name="Internet_20_link" text:visited-style-name="Visited_20_Internet_20_Link"><text:span text:style-name="T1">9</text:span></text:a><text:span text:style-name="T1"> </text:span><text:bookmark text:name="CA-4a29fb6621952f24d87138bd439cf569aa7cd568_9"/><text:bookmark text:name="line-9-1"/><text:span text:style-name="T1"><text:s text:c="2"/>else</text:span></text:p>
      <text:p text:style-name="P8"><text:a xlink:type="simple" xlink:href="https://wiki.scilab.org/SEP%20profiling%20in%20Scilab%206.1#CA-4a29fb6621952f24d87138bd439cf569aa7cd568_10" text:style-name="Internet_20_link" text:visited-style-name="Visited_20_Internet_20_Link"><text:s text:c="2"/></text:a><text:a xlink:type="simple" xlink:href="https://wiki.scilab.org/SEP%20profiling%20in%20Scilab%206.1#CA-4a29fb6621952f24d87138bd439cf569aa7cd568_10" text:style-name="Internet_20_link" text:visited-style-name="Visited_20_Internet_20_Link"><text:span text:style-name="T1">10</text:span></text:a><text:span text:style-name="T1"> </text:span><text:bookmark text:name="CA-4a29fb6621952f24d87138bd439cf569aa7cd568_10"/><text:bookmark text:name="line-10-1"/><text:span text:style-name="T1"><text:s text:c="4"/>x = [];</text:span></text:p>
      <text:p text:style-name="P8"><text:a xlink:type="simple" xlink:href="https://wiki.scilab.org/SEP%20profiling%20in%20Scilab%206.1#CA-4a29fb6621952f24d87138bd439cf569aa7cd568_11" text:style-name="Internet_20_link" text:visited-style-name="Visited_20_Internet_20_Link"><text:s text:c="2"/></text:a><text:a xlink:type="simple" xlink:href="https://wiki.scilab.org/SEP%20profiling%20in%20Scilab%206.1#CA-4a29fb6621952f24d87138bd439cf569aa7cd568_11" text:style-name="Internet_20_link" text:visited-style-name="Visited_20_Internet_20_Link"><text:span text:style-name="T1">11</text:span></text:a><text:span text:style-name="T1"> </text:span><text:bookmark text:name="CA-4a29fb6621952f24d87138bd439cf569aa7cd568_11"/><text:bookmark text:name="line-11-1"/><text:span text:style-name="T1"><text:s text:c="2"/>end</text:span></text:p>
      <text:p text:style-name="P8"><text:a xlink:type="simple" xlink:href="https://wiki.scilab.org/SEP%20profiling%20in%20Scilab%206.1#CA-4a29fb6621952f24d87138bd439cf569aa7cd568_12" text:style-name="Internet_20_link" text:visited-style-name="Visited_20_Internet_20_Link"><text:s text:c="2"/></text:a><text:a xlink:type="simple" xlink:href="https://wiki.scilab.org/SEP%20profiling%20in%20Scilab%206.1#CA-4a29fb6621952f24d87138bd439cf569aa7cd568_12" text:style-name="Internet_20_link" text:visited-style-name="Visited_20_Internet_20_Link"><text:span text:style-name="T1">12</text:span></text:a><text:span text:style-name="T1"> </text:span><text:bookmark text:name="CA-4a29fb6621952f24d87138bd439cf569aa7cd568_12"/><text:bookmark text:name="line-12-1"/><text:span text:style-name="T1">endfunction</text:span></text:p>
      <text:p text:style-name="P8"><text:a xlink:type="simple" xlink:href="https://wiki.scilab.org/SEP%20profiling%20in%20Scilab%206.1#CA-4a29fb6621952f24d87138bd439cf569aa7cd568_13" text:style-name="Internet_20_link" text:visited-style-name="Visited_20_Internet_20_Link"><text:s text:c="2"/></text:a><text:a xlink:type="simple" xlink:href="https://wiki.scilab.org/SEP%20profiling%20in%20Scilab%206.1#CA-4a29fb6621952f24d87138bd439cf569aa7cd568_13" text:style-name="Internet_20_link" text:visited-style-name="Visited_20_Internet_20_Link"><text:span text:style-name="T1">13</text:span></text:a><text:span text:style-name="T1"> </text:span><text:bookmark text:name="CA-4a29fb6621952f24d87138bd439cf569aa7cd568_13"/><text:bookmark text:name="line-13-1"/></text:p>
      <text:p text:style-name="P8"><text:a xlink:type="simple" xlink:href="https://wiki.scilab.org/SEP%20profiling%20in%20Scilab%206.1#CA-4a29fb6621952f24d87138bd439cf569aa7cd568_14" text:style-name="Internet_20_link" text:visited-style-name="Visited_20_Internet_20_Link"><text:s text:c="2"/></text:a><text:a xlink:type="simple" xlink:href="https://wiki.scilab.org/SEP%20profiling%20in%20Scilab%206.1#CA-4a29fb6621952f24d87138bd439cf569aa7cd568_14" text:style-name="Internet_20_link" text:visited-style-name="Visited_20_Internet_20_Link"><text:span text:style-name="T1">14</text:span></text:a><text:span text:style-name="T1"> </text:span><text:bookmark text:name="CA-4a29fb6621952f24d87138bd439cf569aa7cd568_14"/><text:bookmark text:name="line-14-1"/><text:span text:style-name="T1">// Enables the profiling of the function</text:span></text:p>
      <text:p text:style-name="P8"><text:a xlink:type="simple" xlink:href="https://wiki.scilab.org/SEP%20profiling%20in%20Scilab%206.1#CA-4a29fb6621952f24d87138bd439cf569aa7cd568_15" text:style-name="Internet_20_link" text:visited-style-name="Visited_20_Internet_20_Link"><text:s text:c="2"/></text:a><text:a xlink:type="simple" xlink:href="https://wiki.scilab.org/SEP%20profiling%20in%20Scilab%206.1#CA-4a29fb6621952f24d87138bd439cf569aa7cd568_15" text:style-name="Internet_20_link" text:visited-style-name="Visited_20_Internet_20_Link"><text:span text:style-name="T1">15</text:span></text:a><text:span text:style-name="T1"> </text:span><text:bookmark text:name="CA-4a29fb6621952f24d87138bd439cf569aa7cd568_15"/><text:bookmark text:name="line-15-1"/><text:span text:style-name="T1">profileEnable(foo)</text:span></text:p>
      <text:p text:style-name="P8"><text:a xlink:type="simple" xlink:href="https://wiki.scilab.org/SEP%20profiling%20in%20Scilab%206.1#CA-4a29fb6621952f24d87138bd439cf569aa7cd568_16" text:style-name="Internet_20_link" text:visited-style-name="Visited_20_Internet_20_Link"><text:s text:c="2"/></text:a><text:a xlink:type="simple" xlink:href="https://wiki.scilab.org/SEP%20profiling%20in%20Scilab%206.1#CA-4a29fb6621952f24d87138bd439cf569aa7cd568_16" text:style-name="Internet_20_link" text:visited-style-name="Visited_20_Internet_20_Link"><text:span text:style-name="T1">16</text:span></text:a><text:span text:style-name="T1"> </text:span><text:bookmark text:name="CA-4a29fb6621952f24d87138bd439cf569aa7cd568_16"/><text:bookmark text:name="line-16-1"/></text:p>
      <text:p text:style-name="P8"><text:a xlink:type="simple" xlink:href="https://wiki.scilab.org/SEP%20profiling%20in%20Scilab%206.1#CA-4a29fb6621952f24d87138bd439cf569aa7cd568_17" text:style-name="Internet_20_link" text:visited-style-name="Visited_20_Internet_20_Link"><text:s text:c="2"/></text:a><text:a xlink:type="simple" xlink:href="https://wiki.scilab.org/SEP%20profiling%20in%20Scilab%206.1#CA-4a29fb6621952f24d87138bd439cf569aa7cd568_17" text:style-name="Internet_20_link" text:visited-style-name="Visited_20_Internet_20_Link"><text:span text:style-name="T1">17</text:span></text:a><text:span text:style-name="T1"> </text:span><text:bookmark text:name="CA-4a29fb6621952f24d87138bd439cf569aa7cd568_17"/><text:bookmark text:name="line-17-1"/><text:span text:style-name="T1">// Executes the function</text:span></text:p>
      <text:p text:style-name="P8"><text:a xlink:type="simple" xlink:href="https://wiki.scilab.org/SEP%20profiling%20in%20Scilab%206.1#CA-4a29fb6621952f24d87138bd439cf569aa7cd568_18" text:style-name="Internet_20_link" text:visited-style-name="Visited_20_Internet_20_Link"><text:s text:c="2"/></text:a><text:a xlink:type="simple" xlink:href="https://wiki.scilab.org/SEP%20profiling%20in%20Scilab%206.1#CA-4a29fb6621952f24d87138bd439cf569aa7cd568_18" text:style-name="Internet_20_link" text:visited-style-name="Visited_20_Internet_20_Link"><text:span text:style-name="T1">18</text:span></text:a><text:span text:style-name="T1"> </text:span><text:bookmark text:name="CA-4a29fb6621952f24d87138bd439cf569aa7cd568_18"/><text:bookmark text:name="line-18-1"/><text:span text:style-name="T1">foo(200);</text:span></text:p>
      <text:p text:style-name="P8"><text:a xlink:type="simple" xlink:href="https://wiki.scilab.org/SEP%20profiling%20in%20Scilab%206.1#CA-4a29fb6621952f24d87138bd439cf569aa7cd568_19" text:style-name="Internet_20_link" text:visited-style-name="Visited_20_Internet_20_Link"><text:s text:c="2"/></text:a><text:a xlink:type="simple" xlink:href="https://wiki.scilab.org/SEP%20profiling%20in%20Scilab%206.1#CA-4a29fb6621952f24d87138bd439cf569aa7cd568_19" text:style-name="Internet_20_link" text:visited-style-name="Visited_20_Internet_20_Link"><text:span text:style-name="T1">19</text:span></text:a><text:span text:style-name="T1"> </text:span><text:bookmark text:name="CA-4a29fb6621952f24d87138bd439cf569aa7cd568_19"/><text:bookmark text:name="line-19-1"/></text:p>
      <text:p text:style-name="P8"><text:a xlink:type="simple" xlink:href="https://wiki.scilab.org/SEP%20profiling%20in%20Scilab%206.1#CA-4a29fb6621952f24d87138bd439cf569aa7cd568_20" text:style-name="Internet_20_link" text:visited-style-name="Visited_20_Internet_20_Link"><text:s text:c="2"/></text:a><text:a xlink:type="simple" xlink:href="https://wiki.scilab.org/SEP%20profiling%20in%20Scilab%206.1#CA-4a29fb6621952f24d87138bd439cf569aa7cd568_20" text:style-name="Internet_20_link" text:visited-style-name="Visited_20_Internet_20_Link"><text:span text:style-name="T1">20</text:span></text:a><text:span text:style-name="T1"> </text:span><text:bookmark text:name="CA-4a29fb6621952f24d87138bd439cf569aa7cd568_20"/><text:bookmark text:name="line-20-1"/><text:span text:style-name="T1">// Returns the function profiling results</text:span></text:p>
      <text:p text:style-name="P7"><text:a xlink:type="simple" xlink:href="https://wiki.scilab.org/SEP%20profiling%20in%20Scilab%206.1#CA-4a29fb6621952f24d87138bd439cf569aa7cd568_21" text:style-name="Internet_20_link" text:visited-style-name="Visited_20_Internet_20_Link"><text:s text:c="2"/></text:a><text:a xlink:type="simple" xlink:href="https://wiki.scilab.org/SEP%20profiling%20in%20Scilab%206.1#CA-4a29fb6621952f24d87138bd439cf569aa7cd568_21" text:style-name="Internet_20_link" text:visited-style-name="Visited_20_Internet_20_Link"><text:span text:style-name="T1">21</text:span></text:a><text:span text:style-name="T1"> </text:span><text:bookmark text:name="CA-4a29fb6621952f24d87138bd439cf569aa7cd568_21"/><text:bookmark text:name="line-21-1"/><text:span text:style-name="T1">prof = profileGetInfo();</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ource Han Sans CN Regular" style:font-family-asian="'Source Han Sans CN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ource Han Sans CN Regular" style:font-family-asian="'Source Han Sans CN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David</meta:initial-creator>
    <meta:creation-date>2019-01-09T10:47:35.370570264</meta:creation-date>
    <dc:date>2019-01-09T10:51:18.319582523</dc:date>
    <dc:creator>Clément David</dc:creator>
    <meta:editing-duration>PT3M49S</meta:editing-duration>
    <meta:editing-cycles>1</meta:editing-cycles>
    <meta:document-statistic meta:table-count="0" meta:image-count="1" meta:object-count="0" meta:page-count="3" meta:paragraph-count="62" meta:word-count="767" meta:character-count="5172" meta:non-whitespace-character-count="4371"/>
    <meta:generator>LibreOffice/6.0.6.2$Linux_X86_64 LibreOffice_project/00$Build-2</meta:generator>
  </office:meta>
</office:document-meta>
</file>